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d2dc" officeooo:paragraph-rsid="0010d2dc"/>
    </style:style>
    <style:style style:name="P2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4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0d2dc" officeooo:paragraph-rsid="0010d2dc"/>
    </style:style>
    <style:style style:name="P5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text-underline-style="solid" style:text-underline-width="auto" style:text-underline-color="font-color" officeooo:rsid="001283ad" officeooo:paragraph-rsid="001283ad"/>
    </style:style>
    <style:style style:name="P6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text-underline-style="solid" style:text-underline-width="auto" style:text-underline-color="font-color" officeooo:rsid="001283ad" officeooo:paragraph-rsid="001283ad"/>
    </style:style>
    <style:style style:name="P7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text-underline-style="solid" style:text-underline-width="auto" style:text-underline-color="font-color" officeooo:rsid="001457fd" officeooo:paragraph-rsid="001457fd"/>
    </style:style>
    <style:style style:name="P8" style:family="paragraph"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svg:stroke-color="#1c1c1c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begin</text:p>
      <text:p text:style-name="P5"><draw:line text:anchor-type="paragraph" draw:z-index="0" draw:name="Shape1" draw:style-name="gr1" draw:text-style-name="P8" svg:x1="0.8736in" svg:y1="0.1075in" svg:x2="1.5902in" svg:y2="0.0984in"><text:p/></draw:line><text:span text:style-name="T1">sum<text:tab/><text:tab/> <text:s text:c="5"/>0;</text:span></text:p>
      <text:p text:style-name="P6"><draw:line text:anchor-type="paragraph" draw:z-index="1" draw:name="Shape1" draw:style-name="gr1" draw:text-style-name="P8" svg:x1="0.8654in" svg:y1="0.1291in" svg:x2="1.5819in" svg:y2="0.1201in"><text:p/></draw:line><text:span text:style-name="T1">count <text:tab/><text:tab/> <text:s text:c="5"/>0;</text:span></text:p>
      <text:p text:style-name="P6"><text:span text:style-name="T1"/></text:p>
      <text:p text:style-name="P6">for<text:span text:style-name="T1"> i </text:span>from<text:span text:style-name="T1"> 13 </text:span>to<text:span text:style-name="T1"> 75</text:span></text:p>
      <text:p text:style-name="P6">do</text:p>
      <text:p text:style-name="P6">if<text:span text:style-name="T1"> (i % 2 &gt; 0) </text:span>then</text:p>
      <text:p text:style-name="P6"><draw:line text:anchor-type="paragraph" draw:z-index="2" draw:name="Shape1" draw:style-name="gr1" draw:text-style-name="P8" svg:x1="1.0063in" svg:y1="0.1091in" svg:x2="1.7228in" svg:y2="0.1in"><text:p/></draw:line><text:span text:style-name="T1">sum<text:tab/><text:tab/><text:tab/>sum + i;</text:span></text:p>
      <text:p text:style-name="P6"><draw:line text:anchor-type="paragraph" draw:z-index="3" draw:name="Shape1" draw:style-name="gr1" draw:text-style-name="P8" svg:x1="1.0071in" svg:y1="0.1126in" svg:x2="1.7236in" svg:y2="0.1035in"><text:p/></draw:line><text:span text:style-name="T1">i<text:tab/><text:tab/><text:tab/>i + 1;</text:span></text:p>
      <text:p text:style-name="P6"><draw:line text:anchor-type="paragraph" draw:z-index="4" draw:name="Shape1" draw:style-name="gr1" draw:text-style-name="P8" svg:x1="1.0071in" svg:y1="0.1071in" svg:x2="1.7236in" svg:y2="0.098in"><text:p/></draw:line><text:span text:style-name="T1">count<text:tab/><text:tab/><text:tab/>count + 1;</text:span></text:p>
      <text:p text:style-name="P6">else</text:p>
      <text:p text:style-name="P6"><draw:line text:anchor-type="paragraph" draw:z-index="5" draw:name="Shape1" draw:style-name="gr1" draw:text-style-name="P8" svg:x1="1.0244in" svg:y1="0.1134in" svg:x2="1.7409in" svg:y2="0.1043in"><text:p/></draw:line><text:span text:style-name="T1">i<text:tab/><text:tab/><text:tab/>i + 1;</text:span></text:p>
      <text:p text:style-name="P7">endif</text:p>
      <text:p text:style-name="P6">endo</text:p>
      <text:p text:style-name="P6"><text:span text:style-name="T1"/></text:p>
      <text:p text:style-name="P7"><draw:line text:anchor-type="paragraph" draw:z-index="6" draw:name="Shape1" draw:style-name="gr1" draw:text-style-name="P8" svg:x1="0.9799in" svg:y1="0.1165in" svg:x2="1.6965in" svg:y2="0.1075in"><text:p/></draw:line><text:span text:style-name="T1">avg<text:tab/><text:tab/><text:tab/>sum / count;</text:span></text:p>
      <text:p text:style-name="P7">display<text:span text:style-name="T1"> “The average of odd number is”, avg;</text:span></text:p>
      <text:p text:style-name="P2">end.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4:24:19.906316000</meta:creation-date>
    <meta:generator>LibreOffice/5.3.3.2$MacOSX_X86_64 LibreOffice_project/3d9a8b4b4e538a85e0782bd6c2d430bafe583448</meta:generator>
    <dc:date>2017-05-29T14:43:48.574917000</dc:date>
    <meta:editing-duration>PT19M28S</meta:editing-duration>
    <meta:editing-cycles>4</meta:editing-cycles>
    <meta:document-statistic meta:table-count="0" meta:image-count="0" meta:object-count="0" meta:page-count="1" meta:paragraph-count="18" meta:word-count="52" meta:character-count="208" meta:non-whitespace-character-count="147"/>
  </office:meta>
</office:document-meta>
</file>